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Arial2" svg:font-family="Arial" style:font-family-generic="swiss"/>
    <style:font-face style:name="PLSans10-Regular" svg:font-family="PLSans10-Regular" style:font-family-generic="swiss"/>
    <style:font-face style:name="Consolas" svg:font-family="Consolas" style:font-adornments="Italic" style:font-family-generic="modern" style:font-pitch="fixed"/>
    <style:font-face style:name="Times New Roman" svg:font-family="'Times New Roman'" style:font-family-generic="roman" style:font-pitch="variable"/>
    <style:font-face style:name="Times New Roman1" svg:font-family="'Times New Roman'" style:font-adornments="kursywa"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text-properties style:font-name="Calibri1" fo:font-size="10pt" style:font-size-asian="10pt" style:font-size-complex="10pt"/>
    </style:style>
    <style:style style:name="P2" style:family="paragraph" style:parent-style-name="Text_20_body">
      <style:text-properties style:font-name="Calibri" fo:font-size="10pt" style:font-size-asian="10pt" style:font-size-complex="10pt"/>
    </style:style>
    <style:style style:name="P3" style:family="paragraph" style:parent-style-name="Text_20_body" style:list-style-name="L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alibri" fo:font-size="10pt" fo:font-style="normal" style:text-underline-style="none" fo:font-weight="bold" style:text-blinking="false" fo:background-color="transparent" style:font-size-asian="10pt" style:font-weight-asian="bold" style:font-size-complex="10pt" style:font-weight-complex="bold"/>
    </style:style>
    <style:style style:name="P4"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alibri" fo:font-size="10pt" fo:font-style="normal" style:text-underline-style="none" fo:font-weight="bold" style:text-blinking="false" fo:background-color="transparent" style:font-size-asian="10pt" style:font-weight-asian="bold" style:font-size-complex="10pt" style:font-weight-complex="bold"/>
    </style:style>
    <style:style style:name="P5" style:family="paragraph" style:parent-style-name="Text_20_body">
      <style:paragraph-properties fo:margin-top="0cm" fo:margin-bottom="0cm" fo:line-height="114%" style:writing-mode="lr-tb"/>
      <style:text-properties fo:font-variant="normal" fo:text-transform="none" fo:color="#000000" style:text-line-through-style="none" style:font-name="Calibri" fo:font-size="10pt"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7" style:family="paragraph" style:parent-style-name="Text_20_body" style:list-style-name="L4">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8" style:family="paragraph" style:parent-style-name="Text_20_body" style:list-style-name="L7">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9" style:family="paragraph" style:parent-style-name="Text_20_body" style:list-style-name="L2">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10" style:family="paragraph" style:parent-style-name="Text_20_body" style:list-style-name="L8">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11" style:family="paragraph" style:parent-style-name="Text_20_body" style:list-style-name="L5">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12" style:family="paragraph" style:parent-style-name="Text_20_body" style:list-style-name="L6">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13" style:family="paragraph" style:parent-style-name="Text_20_body">
      <style:paragraph-properties fo:margin-top="0cm" fo:margin-bottom="0cm" fo:line-height="114%" style:writing-mode="lr-tb"/>
      <style:text-properties fo:font-variant="normal" fo:text-transform="none" fo:color="#000000" style:text-line-through-style="none" style:font-name="Consolas" fo:font-size="8pt" fo:language="zxx" fo:country="none" fo:font-style="normal" style:text-underline-style="none" fo:font-weight="normal" style:text-blinking="false" fo:background-color="transparent" style:font-size-asian="8pt" style:language-asian="zxx" style:country-asian="none" style:font-size-complex="8pt" style:language-complex="zxx" style:country-complex="none"/>
    </style:style>
    <style:style style:name="P14" style:family="paragraph" style:parent-style-name="Text_20_body">
      <style:paragraph-properties fo:margin-top="0cm" fo:margin-bottom="0cm" fo:line-height="114%" style:writing-mode="lr-tb"/>
      <style:text-properties style:font-name="Calibri" fo:font-size="10pt" style:font-size-asian="10pt" style:font-size-complex="10pt"/>
    </style:style>
    <style:style style:name="P15" style:family="paragraph" style:parent-style-name="Text_20_body">
      <style:paragraph-properties fo:margin-top="0cm" fo:margin-bottom="0cm" fo:line-height="114%" style:writing-mode="lr-tb"/>
      <style:text-properties style:font-name="Calibri1" fo:font-size="10pt" style:font-size-asian="10pt" style:font-size-complex="10pt"/>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fo:language="zxx" fo:country="none" fo:font-style="normal" style:text-underline-style="none" fo:font-weight="normal" style:text-blinking="false" fo:background-color="transparent" style:language-asian="zxx" style:country-asian="none" style:language-complex="zxx" style:country-complex="none"/>
    </style:style>
    <style:style style:name="T3" style:family="text">
      <style:text-properties fo:font-variant="normal" fo:text-transform="none" fo:color="#000000" style:text-line-through-style="none" fo:language="zxx" fo:country="none" fo:font-style="normal" style:text-underline-style="none" fo:font-weight="normal" style:text-blinking="false" fo:background-color="transparent" style:font-name-asian="Arial2" style:language-asian="zxx" style:country-asian="none" style:font-name-complex="Arial2" style:language-complex="zxx" style:country-complex="none"/>
    </style:style>
    <style:style style:name="T4" style:family="text">
      <style:text-properties fo:font-style="italic" style:font-style-asian="italic" style:font-style-complex="italic"/>
    </style:style>
    <style:style style:name="T5" style:family="text">
      <style:text-properties fo:language="zxx" fo:country="none" style:language-asian="zxx" style:country-asian="none" style:language-complex="zxx" style:country-complex="none"/>
    </style:style>
    <style:style style:name="T6" style:family="text">
      <style:text-properties fo:language="zxx" fo:country="none" style:font-name-asian="PLSans10-Regular" style:language-asian="zxx" style:country-asian="none" style:font-name-complex="PLSans10-Regular" style:language-complex="zxx" style:country-complex="none"/>
    </style:style>
    <style:style style:name="T7" style:family="text">
      <style:text-properties fo:font-weight="bold" fo:background-color="#cccccc" style:font-weight-asian="bold" style:font-weight-complex="bold"/>
    </style:style>
    <style:style style:name="T8" style:family="text">
      <style:text-properties style:font-name-asian="Arial2" style:font-name-complex="Arial2"/>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67392757607920094" text:style-name="L1">
        <text:list-item>
          <text:p text:style-name="P3"><text:bookmark text:name="docs-internal-guid-8ffdcdf4-c501-e45b-62e1-a0b0ab2222de"/>Wstęp</text:p>
        </text:list-item>
      </text:list>
      <text:p text:style-name="P14"><text:span text:style-name="T1">Istnieje bardzo duża grupa zakładów przemysłowych, w których wykorzystywane są różnego typu piece paliwowe. Obowiązujące regulacje prawne wymuszają na tego typu przedsiębiorstwach wykonywanie pomiarów emisyjności. Uzupełnienie wymaganych, regularnych analiz stanowią pomiary odbiorcze lub gwarancyjne, często dotykające jedynie fragmentów instalacji, które firmy przeprowadzają we własnym zakresie albo zlecają ich wykonanie jednostkom zewnętrznym. Dodatkowo obserwuje się wyraźny wzrost zainteresowania wykorzystaniem mobilnych platform umożliwiających badanie emisji i składu spalin. Do wykonywania tego typu pomiarów i pozyskiwania na ich podstawie informacji o jakości i wydajności pracy badanego obiektu wykorzystuje się zaawansowane technicznie analizatory gazów. Na rynku dostępna jest szeroka gama tego typu aparatów pomiarowych, począwszy od urządzeń w pełni przenośnych, lekkich, o zwartej konstrukcji, a na stancjonarnych analizatorach skończywszy. Stacjonarne jednostki wykazują większą zdolność pomiarową - od kilku do kilkunastu składników równocześnie. Chęć ich wykorzystania do realizacji pomiaru na obiektach przemysłowych doprowadziła do popularyzacji tzw. mobilnych laboratoriów, w których analizatory instalowane są w samochodzie pomiarowym. Jednak w przypadku wykonywania pomiaru wewnątrz budynku lub hali przemysłowej takie rozwiązanie często nie znajduje zastosowania. Dużo bardziej poręczne wydaje się wykorzystanie wielu przenośnych analizatorów, z którymi można dotrzeć w pobliże badanego obiektu. Jest to również rozwiązanie tańsze i potencjalnie skalowalne jeśli zaistnieje potrzeba rozbudowy takiego systemu w przyszłości. </text:span></text:p>
      <text:p text:style-name="P2"/>
      <text:p text:style-name="P5"><text:span text:style-name="T5">W artykule [1] autorzy opisują budowę takiego systemu w oparciu o analizatory firmy Siemens i z wykorzystaniem dedykowanej celom diagnostycznym sieci ELAN. Projekt powstał w wyniku współpracy Koła Naukowego Przemysłowych Zastosowań Informatyki “Industrum” działającego przy Instytucie Informatyki Wydziału Automatyki, Elektroniki i Informatyki oraz Zakładu Kotłów i Wytwornic Pary przy Instytucie Maszyn i Urządzeń Energetycznych Wydziału Inżynierii Środowiska i Energetyki Politechniki Śląskiej jako odpowiedź na realną potrzebę usparwnienia, poprawy precyzji oraz niezawodności i powtarzalności metody wykonania pomiarów składu spalin w warunkach laboratoryjnych i przemysłowych. Rezultatem dotychczasowych prac jest system umożliwiający gromadzenie danych z analizatorów ze średnim interwałem ok. 1s w sieci, w której skład wchodzą cztery urządzenia pomiarowe oraz komputer przenośny. System przeszedł pomyślnie testy w warunkach przemysłowych podczas realizacji pomiarów m.in. w </text:span><text:span text:style-name="T6">Elektrownia Ostrołeka.</text:span></text:p>
      <text:p text:style-name="P5"><text:span text:style-name="T6"/></text:p>
      <text:p text:style-name="P5">Nie jest to jednak granica możliwości analizatorów firmy Siemens. W celu obserwacji procesów szybkozmiennych konieczne może okazać się zwiększenie częstotliwości pomiaru. Równie istotne wydaje się zachowanie stałego interwału pomiędzy kolejnymi pomiarami. Jednocześnie autorzy pragną w dalszym ciągu wykorzystywać protokół ELAN z uwagi na niską cenę instalacji oraz całkowity brak ograniczeń licencyjnych, co pozwala na pełną implementację tego standardu. Pełne zrozumienie zasad działania protokołu sieci ELAN oraz jego implementacji w analizatorach firmy Siemens wykracza daleko poza dokumentację dostarczoną przez producenta. Z tego powodu konieczne było wykonanie serii badań z zakresu inżynierii wstecznej oraz matematycznej analizy teoretycznych ograniczeń wynikających z własności tej sieci. Poniższy artykuł prezentuje wyniki przeprowadzonych badań i analiz.</text:p>
      <text:p text:style-name="P2"/>
      <text:list xml:id="list5526009966339619861" text:style-name="L2">
        <text:list-item>
          <text:p text:style-name="P4">Geneza badań</text:p>
        </text:list-item>
      </text:list>
      <text:p text:style-name="P6">Obecnie w systemie jest wykorzystywany sugerowany przez producenta <text:span text:style-name="T4">tryb rozgłoszeniowy</text:span>, w którym analizatory automatycznie i cyklicznie, z interwałem 500 ms, rozsyłają ramkę zawierającą komplet pomiarów do wszystkich abonentów sieci. Ramki tego typu nie są potwierdzane. Zapobieganiu konfliktów przy próbie jednoczesnego dostępu do medium transmisyjnego ma służyć protokół CSMA/CD będący integralną częścią standardu ELAN. Producent zapewnia również, że <text:span text:style-name="T4">tryb rozgłoszeniowy</text:span> gwarantuje korekcje wzajemnych zakłóceń transmisji danych, poprzez wysłanie ramki z informacją o błędzie transmisji przez urządzenie, które go zarejestrowało. Takie rozwiązanie ma zmniejszyć obciążenie sieci i jest to prawdą w idealnym przypadku, kiedy analizatory nie interferują ze sobą lub robią to bardzo rzadko. Niestety, jak wykazały krótkie testy wykonane w warunkach przemysłowych, w praktyce taka sytuacja w zasadzie nigdy się nie zdarza.</text:p>
      <text:p text:style-name="P6"/>
      <text:p text:style-name="P6">System pomiarowy składał się z trzech analizatorów typu Ultramat 23 mierzących po 4 składniki, jednego typu Ultramat 6 mierzącego 1 składnik oraz komputera przenośnego, który monitorował stan sieci i nie brał czynnego udziału w transmisji danych. Podczas realizacji badania aplikacja GasAnalyzer oprócz zapisywania do bazy danych <text:soft-page-break/>pomiarowych generowała w tle raport z aktywności sieci. Fragment pliku raportu przedstawiono poniżej:</text:p>
      <text:p text:style-name="P6"/>
      <text:p text:style-name="P13">19:22:11:243 21/05/2013 : ramka z ELAN Communication</text:p>
      <text:p text:style-name="P13">[<text:span text:style-name="T7">16, 1,</text:span> 240, 48, 0, 4, 107, 2, 48, 46, 48, 0, 10, 0, 2, 0, 48, 46, 48, 0, 10, 0, 3, 0, 48, 46, 48, 49, 0, 10, 0, 4, 0, 50, 48, 46, 57, 56, 0, 10, 0, 12, 0, 57, 56, 52, 0, 35, 0, 100, 0, <text:span text:style-name="T7">16, 3</text:span>]</text:p>
      <text:p text:style-name="P13">CRC correct</text:p>
      <text:p text:style-name="P13"/>
      <text:p text:style-name="P13">19:22:11:344 21/05/2013 : ramka z ELAN Communication</text:p>
      <text:p text:style-name="P13">[<text:span text:style-name="T7">16, 1,</text:span> 240, 128, 0, 4, 107, 2, 45, 50, 46, 49, 49, 48, 0, 4, 0, 24, 0, 32, 32, 57, 56, 55, 0, 35, 0, <text:span text:style-name="T7">16, 1,</text:span> 240, 32, 0, 4, 107, 2, 48, 0, 2, 0, 2, 0, 49, 0, 2, 0, 7, 0, 48, 46, 48, 49, 0, 10, 0, 3, 0, 50, 49, 46, 48, 55, 0, 10, 0, 12, 0, 57, 56, 56, 0, 35, 0, 100, 0, <text:span text:style-name="T7">16, 3</text:span>]</text:p>
      <text:p text:style-name="P13">CRC incorrect</text:p>
      <text:p text:style-name="P13"/>
      <text:p text:style-name="P13">19:22:11:547 21/05/2013 : ramka z ELAN Communication</text:p>
      <text:p text:style-name="P13">[<text:span text:style-name="T7">16, 1,</text:span> 32, 0, 32, 4, 63, 63, <text:span text:style-name="T7">16, 3</text:span>]</text:p>
      <text:p text:style-name="P13">CRC correct</text:p>
      <text:p text:style-name="P13"/>
      <text:p text:style-name="P13">19:22:11:547 21/05/2013 : ramka z ELAN Communication</text:p>
      <text:p text:style-name="P13">[<text:span text:style-name="T7">16, 1,</text:span> 32, 0, 32, 4, 63, 63, <text:span text:style-name="T7">16, 3</text:span>]</text:p>
      <text:p text:style-name="P13">CRC correct</text:p>
      <text:p text:style-name="P13"/>
      <text:p text:style-name="P15"><text:span text:style-name="T2">Raport prezentuje znaki ramki w zapisie dziesiętnym. Każda ramka powinna się rozpoczynać od znaków: </text:span><text:span text:style-name="T8">DLE (10H),</text:span></text:p>
      <text:p text:style-name="P1"><text:span text:style-name="T8">SOH (01H) oraz kończyć znakami: DLE (10H), ETX (03H), za którymi dołączana jest dwubajtowa suma kontrolna, która jest zastąpiona w raporcie informacją o zgodności ("</text:span><text:span text:style-name="T3">CRC correct"</text:span><text:span text:style-name="T8">) bądź rozbieżności ("</text:span><text:span text:style-name="T3">CRC incorrect</text:span><text:span text:style-name="T8">") odebranych danych i sumy kontrolnej. Na załączonym fragmencie uwypuklone zostały początki i końce poszczególnych ramek. Widać wyraźnie, że w przypadku drugiej ramki wystąpiła interferencja podczas transmisji, która objawia się rozpoczęciem transmisji przez zakończeniem bierzącej. W sieci ELAN nadawca wprawdzie obserwuje stan medium transmisyjnego oczekując na chwile, w kótej będzie mógł rozpocząć emisję ramki, ale nie porównuje stanu kanału z aktualnie nadawanym przez siebie stanem logicznym. Dowodzi tego krótki esperyment polegający na wysłaniu ciagu znaków w trakcie transmitowania ramki przez analizator. Efekt jest następujący:</text:span></text:p>
      <text:p text:style-name="P1"><text:span text:style-name="T8"/></text:p>
      <text:p text:style-name="P1"><text:span text:style-name="T8">...jakas ramka...</text:span></text:p>
      <text:p text:style-name="P1"><text:span text:style-name="T8"/></text:p>
      <text:p text:style-name="P1"><text:span text:style-name="T8">Jak widać transmisja jest zatrzymana, kiedy medium jest przejmowane przez inne urządzenie i wznawiana niezwłocznie po jego zwolnieniu. Analizator nie informuje o jakichkolwiek konfliktach podczas transmisji własnej ramki. Za kontrolę jej poprawności są odpowiedzialne urządzenia, które w danej chwili nie nadają. Ostatnie dwie ramki w załączonym fragmencie raportu informują o odebraniu przez analizatory niepoprawnej komendy. Ponieważ w systemie istnieją 4 urządzenia, z których 2 rozpoczęły nadawanie, to pozostałe 2 analizatory mogły zaobserwować konflikt podczas transmisji.</text:span></text:p>
      <text:p text:style-name="P1"><text:span text:style-name="T8"/></text:p>
      <text:p text:style-name="P1"><text:span text:style-name="T8">Dodatkowo strasznie duza rozbieznosc miedzy iloscia pomiarow poszczegolnych urzadzen</text:span></text:p>
      <text:p text:style-name="P13"/>
      <text:p text:style-name="P6"/>
      <text:p text:style-name="P6">Chcemy mieć większą kontrolę i świadomość pomiaru stąd pomysł zamiany modelu broadcast oraz badania zachowania protokołu w wybranych sytuacjach z zastosowaniem inżynierii wstecznej.</text:p>
      <text:list xml:id="list5929550422804537940" text:style-name="L4">
        <text:list-item>
          <text:p text:style-name="P7">Inżynieria wsteczna</text:p>
        </text:list-item>
      </text:list>
      <text:p text:style-name="P6"/>
      <text:p text:style-name="P6">Czas odpowiedzi. [min/max/śr]</text:p>
      <text:p text:style-name="P6">Czas cyklu wymiany ramki. [min/max/śr]</text:p>
      <text:p text:style-name="P6">Jak timeouty się mają do rzeczywistości?</text:p>
      <text:p text:style-name="P6">Częstotliwość odświeżania w sieci z broadcastem. (Wpływ kolizji itd. na komunikację. Jeśli nie możemy określić to potencjalny wpływ.)</text:p>
      <text:p text:style-name="P6">Czas wymiany ramki pomiędzy programem w JAVIE a analizatorami.</text:p>
      <text:p text:style-name="P6"/>
      <text:p text:style-name="P6">Luźne myśli w ramach wniosków z przeprowadzonych badań</text:p>
      <text:list xml:id="list3060958987946510690" text:style-name="L7">
        <text:list-item>
          <text:p text:style-name="P8">Timeout oznacza, że urządzenie przygotuje ramkę w ciągu 500 ms. Zostanie ona wysłana kiedy tylko linia będzie wolna.</text:p>
        </text:list-item>
        <text:list-item>
          <text:p text:style-name="P8">Pierwsza ramka po uzyskaniu prawa do transmisji może zawierać nieaktualne dane, ponieważ pochodzą one z chwili otrzymania żądania transmisji pomiarów.</text:p>
        </text:list-item>
        <text:list-item>
          <text:p text:style-name="P8"><text:soft-page-break/>Prawdopodobnie urządzenie nie wykrywa kolizji podczas nadawania ramki z danymi. Za to na pewno nie retransmituje ramki, ani nie informuje o wystąpieniu kolizji. Widać, że implementacja CSMA/CD jest niepełna mimo, że według dokumentacji jest zapewniana. Urządzenie nie obserwuje linii podczas transmisji. To bardzo niekorzystnie rzutuje na broadcast, możemy tracić dane przy pełnym obciążeniu sieci i nawet się o tym nie dowiemy. (Nie wiemy jak to jest w przypadku dwóch i więcej urządzeń.)</text:p>
        </text:list-item>
        <text:list-item>
          <text:p text:style-name="P8">Przy wysłaniu więcej niż jednego żądania transmisji danych otrzymujemy jedną odpowiedź, ale nigdy nie otrzymamy w takim wypadku potwierdzenia odebrania żądania, które powinno zostać nadane przez analizator według dokumentacji. (To utrudnia implementację protokołu po stronie Mastera. Urządzenie może się zachować różnie w zależności od sytuacji na linii.)</text:p>
        </text:list-item>
        <text:list-item>
          <text:p text:style-name="P8">W przypadku wysłania wielu ramek żądania nadania danych z rzędu urządzenie odpowiada na ostatnie z nich - wysyła ramkę z aktualnym pomiarem. (Tracimy pomiary.)</text:p>
        </text:list-item>
        <text:list-item>
          <text:p text:style-name="P8">Przy broadcaście przy zakłóceniu/zajęciu linii, po uzyskaniu dostępu wysyłana jest ramka z aktualnym pomiarem. (Tracimy pomiary.)</text:p>
        </text:list-item>
      </text:list>
      <text:p text:style-name="P6"/>
      <text:p text:style-name="P6">//Tomek wysłał maila z pytaniem o częstotliwość próbkowania urządzeń. Myślę, że ciekawym aspektem jest też latencja pomiaru tzn. jak długo od wpuszczenia gazu do rurki trzeba czekać na spróbkowanie tej zmiany gazu.</text:p>
      <text:p text:style-name="P6">Poszedł mail do Tomka w tej sprawie.</text:p>
      <text:list xml:id="list43595679" text:continue-list="list5526009966339619861" text:style-name="L2">
        <text:list-item>
          <text:p text:style-name="P9">Analiza teoretyczna:</text:p>
        </text:list-item>
      </text:list>
      <text:p text:style-name="P6">Tu opisać porównanie teoretyczne modeli Broadcast i Żądanie-Odpowiedź.</text:p>
      <text:p text:style-name="P6"/>
      <text:list xml:id="list798595675347415317" text:style-name="L8">
        <text:list-item>
          <text:p text:style-name="P10">Porównanie Broadcast, a Ź-O w praktyce</text:p>
        </text:list-item>
      </text:list>
      <text:p text:style-name="P6">Może coś o tym napiszemy</text:p>
      <text:list xml:id="list5132434621656839845" text:style-name="L5">
        <text:list-item>
          <text:p text:style-name="P11">Wnioski</text:p>
        </text:list-item>
      </text:list>
      <text:p text:style-name="P6">Pierwszy wniosek, że remote i off urządzenia = upierdolenie go, pomyślę o powtórzeniu testu i mailu do Siemensa.</text:p>
      <text:p text:style-name="P6"/>
      <text:p text:style-name="P6">LITERATURA</text:p>
      <text:list xml:id="list2448733318419243760" text:style-name="L6">
        <text:list-item>
          <text:p text:style-name="P12">KWIECIEŃ A.: „Analiza przepływu informacji w komputerowych sieciach przemysłowych.”, ZN Pol. Śl. s. Studia Informatica z. 22, Gliwice 2002.</text:p>
        </text:list-item>
        <text:list-item>
          <text:p text:style-name="P12">MIELCZAREK W.: „Szeregowe interfejsy cyfrowe”,, Helion, Gliwice, 1993.</text:p>
        </text:list-item>
        <text:list-item>
          <text:p text:style-name="P12">TANENBAUM A.: „,Sieci komputerowe” [tł. Adam Jarczyk, Andrzej Grażyński], Helion, Gliwice, 2004</text:p>
        </text:list-item>
        <text:list-item>
          <text:p text:style-name="P12">Karbowiak D., Powała G.: Zastosowanie protokołu ELAN w sieci pomiarowej. III Międzynarodowa Konferencja Studentów oraz Młodych Naukowców „Inżynier XXI wieku". Zeszyt specjalny, s. 203-210, Bielsko-Biała: Wydawnictwo Naukowe Akademii Techniczno-Humanistycznej, 2013. ISBN 978-83-63713-52-2</text:p>
        </text:list-item>
        <text:list-item>
          <text:p text:style-name="P12">Dokumentacja producenta: „ULTRAMAT 23 Analizatory gazu dla tlenu igazów pochłaniających podczerwień”, luty 2001.</text:p>
        </text:list-item>
        <text:list-item>
          <text:p text:style-name="P12">Dokumentacja producenta: „ULTRAMAT 6, OXYMAT6 Analizatory dla gazów absorbujących podczerwień i tlenu”, styczeń 2001.</text:p>
        </text:list-item>
        <text:list-item>
          <text:p text:style-name="P12">Dokumentacja producenta: „ELAN Interface Description”, sierpień 2006.</text:p>
        </text:list-item>
        <text:list-item>
          <text:p text:style-name="P12">Dokumentacja producenta: „STEP 7 AGA Gas Library - Applications &amp; Tools”, listopad 2010.</text:p>
        </text:list-item>
        <text:list-item>
          <text:p text:style-name="P12">Dokumentacja producenta: „Gas Analyzers Communication”, 2012.</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Arial2" svg:font-family="Arial" style:font-family-generic="swiss"/>
    <style:font-face style:name="PLSans10-Regular" svg:font-family="PLSans10-Regular" style:font-family-generic="swiss"/>
    <style:font-face style:name="Consolas" svg:font-family="Consolas" style:font-adornments="Italic" style:font-family-generic="modern" style:font-pitch="fixed"/>
    <style:font-face style:name="Times New Roman" svg:font-family="'Times New Roman'" style:font-family-generic="roman" style:font-pitch="variable"/>
    <style:font-face style:name="Times New Roman1" svg:font-family="'Times New Roman'" style:font-adornments="kursywa"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34M49S</meta:editing-duration>
    <meta:editing-cycles>5</meta:editing-cycles>
    <meta:generator>OpenOffice/4.0.1$Win32 OpenOffice.org_project/401m5$Build-9714</meta:generator>
    <dc:date>2014-03-15T23:44:10.40</dc:date>
    <meta:document-statistic meta:table-count="0" meta:image-count="0" meta:object-count="0" meta:page-count="3" meta:paragraph-count="56" meta:word-count="1512" meta:character-count="10892"/>
    <meta:user-defined meta:name="Info 1"/>
    <meta:user-defined meta:name="Info 2"/>
    <meta:user-defined meta:name="Info 3"/>
    <meta:user-defined meta:name="Info 4"/>
  </office:meta>
</office:document-meta>
</file>